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office:value-type="string" calcext:value-type="string">
            <text:p>18-Abr</text:p>
          </table:table-cell>
          <table:table-cell table:style-name="ce7" office:value-type="string" calcext:value-type="string">
            <text:p>27-Abr</text:p>
          </table:table-cell>
          <table:table-cell table:style-name="ce7" table:number-columns-repeated="11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3" office:value-type="string" calcext:value-type="string">
            <text:p>Tarea 3</text:p>
          </table:table-cell>
          <table:table-cell table:style-name="ce13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office:value-type="string" calcext:value-type="string">
            <text:p>Tarea 7</text:p>
          </table:table-cell>
          <table:table-cell table:style-name="ce7" office:value-type="string" calcext:value-type="string">
            <text:p>Tarea 8</text:p>
          </table:table-cell>
          <table:table-cell table:style-name="ce7" table:number-columns-repeated="11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0.5" calcext:value-type="float">
            <text:p>10.5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.2" calcext:value-type="float">
            <text:p>1.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.7" calcext:value-type="float">
            <text:p>8.7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9.2" calcext:value-type="float">
            <text:p>9.2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.5" calcext:value-type="float">
            <text:p>1.5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6.7" calcext:value-type="float">
            <text:p>6.7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4" calcext:value-type="float">
            <text:p>8.4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7"/>
          <table:table-cell table:style-name="ce12" office:value-type="float" office:value="2" calcext:value-type="float">
            <text:p>2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4.2" calcext:value-type="float">
            <text:p>4.2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8" calcext:value-type="float">
            <text:p>8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9.1" calcext:value-type="float">
            <text:p>9.1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8.2" calcext:value-type="float">
            <text:p>8.2</text:p>
          </table:table-cell>
          <table:table-cell table:style-name="ce12" office:value-type="float" office:value="4.5" calcext:value-type="float">
            <text:p>4.5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0.5" calcext:value-type="float">
            <text:p>10.5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.7" calcext:value-type="float">
            <text:p>1.7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9.5" calcext:value-type="float">
            <text:p>9.5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.9" calcext:value-type="float">
            <text:p>8.9</text:p>
          </table:table-cell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string" calcext:value-type="string">
            <text:p>-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4" calcext:value-type="float">
            <text:p>4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3" calcext:value-type="float">
            <text:p>3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1" calcext:value-type="float">
            <text:p>11</text:p>
          </table:table-cell>
          <table:table-cell table:style-name="ce7"/>
          <table:table-cell table:style-name="ce12" office:value-type="float" office:value="11" calcext:value-type="float">
            <text:p>11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.5" calcext:value-type="float">
            <text:p>8.5</text:p>
          </table:table-cell>
          <table:table-cell table:style-name="ce12"/>
          <table:table-cell table:style-name="ce12" office:value-type="float" office:value="7.5" calcext:value-type="float">
            <text:p>7.5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9" calcext:value-type="float">
            <text:p>9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2" office:value-type="float" office:value="10.5" calcext:value-type="float">
            <text:p>10.5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12" office:value-type="float" office:value="10.5" calcext:value-type="float">
            <text:p>10.5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12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3" table:style-name="ce12" office:value-type="float" office:value="9.5" calcext:value-type="float">
            <text:p>9.5</text:p>
          </table:table-cell>
          <table:table-cell table:style-name="ce12"/>
          <table:table-cell table:style-name="ce12" office:value-type="float" office:value="6.7" calcext:value-type="float">
            <text:p>6.7</text:p>
          </table:table-cell>
          <table:table-cell table:style-name="ce7"/>
          <table:table-cell table:style-name="ce12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6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02"/>
        </table:table-row>
        <table:table-row table:style-name="ro2" table:number-rows-repeated="955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5:41:29.091252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4T15:42:11.047515855</dc:date>
    <meta:editing-duration>PT5H38M29S</meta:editing-duration>
    <meta:editing-cycles>7</meta:editing-cycles>
    <meta:document-statistic meta:table-count="3" meta:cell-count="338" meta:object-count="0"/>
  </office:meta>
</office:document-meta>
</file>